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6056" officeooo:paragraph-rsid="00146056"/>
    </style:style>
    <style:style style:name="P2" style:family="paragraph" style:parent-style-name="Standard">
      <style:text-properties officeooo:rsid="001571cb" officeooo:paragraph-rsid="001571cb"/>
    </style:style>
    <style:style style:name="P3" style:family="paragraph" style:parent-style-name="Standard">
      <style:text-properties officeooo:rsid="0016d9bf" officeooo:paragraph-rsid="0016d9bf"/>
    </style:style>
    <style:style style:name="P4" style:family="paragraph" style:parent-style-name="Standard">
      <style:text-properties officeooo:rsid="0018f7c4" officeooo:paragraph-rsid="0018f7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</text:p>
      <text:p text:style-name="P1"/>
      <text:p text:style-name="P1">3 repositories for “dream” projects</text:p>
      <text:p text:style-name="P1"/>
      <text:p text:style-name="P1">go through markdown tutorial</text:p>
      <text:p text:style-name="P1"/>
      <text:p text:style-name="P2">jypitor notebook</text:p>
      <text:p text:style-name="P2"/>
      <text:p text:style-name="P3">how to make sure I am runnig the correct version of the python(anaconda)</text:p>
      <text:p text:style-name="P3"/>
      <text:p text:style-name="P3">anaconda install location</text:p>
      <text:p text:style-name="P3">/home/jeff/anaconda3</text:p>
      <text:p text:style-name="P3"/>
      <text:p text:style-name="P4">Navigator did not open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6:32:41.213429382</meta:creation-date>
    <dc:date>2017-09-20T17:28:54.088414422</dc:date>
    <meta:editing-duration>PT32M15S</meta:editing-duration>
    <meta:editing-cycles>4</meta:editing-cycles>
    <meta:generator>LibreOffice/5.3.1.2$Linux_X86_64 LibreOffice_project/30m0$Build-2</meta:generator>
    <meta:document-statistic meta:table-count="0" meta:image-count="0" meta:object-count="0" meta:page-count="1" meta:paragraph-count="8" meta:word-count="34" meta:character-count="223" meta:non-whitespace-character-count="197"/>
  </office:meta>
</office:document-meta>
</file>